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E0000005EAB6862D59EF3F3E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66b3" draw:fill="none" draw:fill-color="#eeeeee" draw:textarea-horizontal-align="justify" draw:textarea-vertical-align="middle" draw:auto-grow-height="false" fo:min-height="1.024cm" fo:min-width="2.612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416cm" fo:min-width="5.129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1cm" fo:min-width="2.2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45cm" fo:min-width="5.1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328cm" fo:min-width="5.21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85cm" fo:min-width="6.2cm"/>
    </style:style>
    <style:style style:name="gr8" style:family="graphic" style:parent-style-name="standard" style:list-style-name="L1">
      <style:graphic-properties draw:fill="none" draw:textarea-horizontal-align="left" draw:textarea-vertical-align="top" draw:auto-grow-height="false" fo:min-height="3.55cm" fo:min-width="8.6cm" fo:wrap-option="wrap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4.4cm" svg:height="1.8cm" svg:x="8.2cm" svg:y="1.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5.629cm" svg:height="1.666cm" draw:transform="skewX (0.737052543117205) rotate (0.0153588974175501) translate (6.772cm 13.311cm)">
          <text:p text:style-name="P1">Pobierz liczba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5.4cm" svg:height="2.7cm" svg:x="7.6cm" svg:y="8.7cm">
          <text:p text:style-name="P1">Suma &lt;= 7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2" draw:id="id2" draw:layer="layout" svg:width="5.6cm" svg:height="1.7cm" svg:x="7.7cm" svg:y="5cm">
          <text:p text:style-name="P1">Suma = 0</text:p>
          <draw:enhanced-geometry svg:viewBox="0 0 21600 21600" draw:type="rectangle" draw:enhanced-path="M 0 0 L 21600 0 21600 21600 0 21600 0 0 Z N"/>
        </draw:custom-shape>
        <draw:custom-shape draw:style-name="gr5" draw:text-style-name="P3" xml:id="id4" draw:id="id4" draw:layer="layout" svg:width="5.715cm" svg:height="1.578cm" draw:transform="skewX (0.737052543117205) rotate (0.0153588974175501) translate (4.886cm 20.588cm)">
          <text:p text:style-name="P1">Wypisz suma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4cm" svg:height="1.8cm" svg:x="5cm" svg:y="25.5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10.4cm" svg:y1="3cm" svg:x2="10.5cm" svg:y2="5cm" draw:start-shape="id1" draw:start-glue-point="8" draw:end-shape="id2" draw:end-glue-point="0" svg:d="M10400 3000l100 2000" svg:viewBox="0 0 101 2001">
          <text:p/>
        </draw:connector>
        <draw:connector draw:style-name="gr6" draw:text-style-name="P3" draw:layer="layout" draw:type="line" svg:x1="10.5cm" svg:y1="6.7cm" svg:x2="10.3cm" svg:y2="8.7cm" draw:start-shape="id2" draw:start-glue-point="2" draw:end-shape="id3" draw:end-glue-point="4" svg:d="M10500 6700l-200 2000" svg:viewBox="0 0 201 2001">
          <text:p/>
        </draw:connector>
        <draw:connector draw:style-name="gr6" draw:text-style-name="P3" xml:id="id8" draw:id="id8" draw:layer="layout" svg:x1="7.6cm" svg:y1="10.05cm" svg:x2="7.6cm" svg:y2="10.05cm" draw:start-shape="id3" draw:start-glue-point="5" draw:end-shape="id3" draw:end-glue-point="5" svg:d="M7600 10050z" svg:viewBox="0 0 1 1">
          <text:p/>
        </draw:connector>
        <draw:custom-shape draw:style-name="gr7" draw:text-style-name="P3" xml:id="id7" draw:id="id7" draw:layer="layout" svg:width="6.7cm" svg:height="2.1cm" svg:x="4.7cm" svg:y="17cm">
          <text:p text:style-name="P1">Suma = suma + liczba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6.335cm" svg:y1="22.144cm" svg:x2="7.2cm" svg:y2="25.5cm" draw:start-shape="id4" draw:start-glue-point="2" draw:end-shape="id5" draw:end-glue-point="4" svg:d="M6335 22144v1700h865v1656" svg:viewBox="0 0 866 3357">
          <text:p/>
        </draw:connector>
        <draw:custom-shape draw:style-name="gr8" draw:text-style-name="P5" draw:layer="layout" svg:width="9.1cm" svg:height="3.8cm" svg:x="10.9cm" svg:y="24.9cm">
          <text:p text:style-name="P4">Program podaje liczby podane przez użytkownika, do momentu kiedy ich suma nie przekroczy 75. Na koniec drukuje sumę.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8.099cm" svg:y1="14.957cm" svg:x2="8.05cm" svg:y2="17cm" draw:start-shape="id6" draw:start-glue-point="2" draw:end-shape="id7" draw:end-glue-point="0" svg:d="M8099 14957l-49 2043" svg:viewBox="0 0 50 2044">
          <text:p/>
        </draw:connector>
        <draw:connector draw:style-name="gr6" draw:text-style-name="P3" draw:layer="layout" draw:line-skew="2.698cm" svg:x1="11.4cm" svg:y1="18.05cm" svg:x2="10.3cm" svg:y2="8.7cm" draw:start-shape="id7" draw:start-glue-point="1" draw:end-shape="id3" draw:end-glue-point="4" svg:d="M11400 18050h4800v-9851h-5900v501" svg:viewBox="0 0 5901 9852">
          <text:p/>
        </draw:connector>
        <draw:connector draw:style-name="gr9" draw:text-style-name="P3" draw:layer="layout" svg:x1="7.6cm" svg:y1="10.05cm" svg:x2="4.182cm" svg:y2="21.388cm" draw:start-shape="id8" draw:start-glue-point="0" draw:end-shape="id4" draw:end-glue-point="3" svg:d="M7600 10050h-4623v11338h1205" svg:viewBox="0 0 4624 11339">
          <text:p text:style-name="P1">NIE</text:p>
        </draw:connector>
        <draw:connector draw:style-name="gr9" draw:text-style-name="P3" draw:layer="layout" svg:x1="13cm" svg:y1="10.05cm" svg:x2="9.586cm" svg:y2="13.268cm" draw:start-shape="id3" draw:start-glue-point="7" draw:end-shape="id6" draw:end-glue-point="0" svg:d="M13000 10050h502v2263h-3916v955" svg:viewBox="0 0 3917 3219">
          <text:p text:style-name="P1">TAK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Sky" xlink:href="Pictures/100000000000005E0000005EAB6862D59EF3F3E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8:05:31.966914366</meta:creation-date>
    <dc:date>2018-09-27T08:40:21.438852072</dc:date>
    <meta:editing-duration>PT2M20S</meta:editing-duration>
    <meta:editing-cycles>2</meta:editing-cycles>
    <meta:generator>LibreOffice/6.0.3.2$Linux_X86_64 LibreOffice_project/00m0$Build-2</meta:generator>
    <meta:document-statistic meta:object-count="16"/>
  </office:meta>
</office:document-meta>
</file>